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textarea-horizontal-align="justify" draw:textarea-vertical-align="middle" draw:auto-grow-height="false" fo:min-height="1.95cm" fo:min-width="7.3cm"/>
      <style:paragraph-properties style:writing-mode="lr-tb"/>
    </style:style>
    <style:style style:name="gr3" style:family="graphic" style:parent-style-name="standard" style:list-style-name="L2">
      <style:graphic-properties draw:textarea-horizontal-align="justify" draw:textarea-vertical-align="middle" draw:auto-grow-height="false" fo:min-height="1.95cm" fo:min-width="5.1cm"/>
      <style:paragraph-properties style:writing-mode="lr-tb"/>
    </style:style>
    <style:style style:name="gr4" style:family="graphic" style:parent-style-name="standard" style:list-style-name="L2">
      <style:graphic-properties draw:textarea-horizontal-align="justify" draw:textarea-vertical-align="middle" draw:auto-grow-height="false" fo:min-height="1.95cm" fo:min-width="7.3cm"/>
      <style:paragraph-properties style:writing-mode="lr-tb"/>
    </style:style>
    <style:style style:name="gr5" style:family="graphic" style:parent-style-name="standard" style:list-style-name="L2">
      <style:graphic-properties draw:textarea-horizontal-align="justify" draw:textarea-vertical-align="middle" draw:auto-grow-height="false" fo:min-height="1.55cm" fo:min-width="4.9cm"/>
      <style:paragraph-properties style:writing-mode="lr-tb"/>
    </style:style>
    <style:style style:name="gr6" style:family="graphic" style:parent-style-name="standard" style:list-style-name="L2">
      <style:graphic-properties draw:textarea-horizontal-align="justify" draw:textarea-vertical-align="middle" draw:auto-grow-height="false" fo:min-height="0.95cm" fo:min-width="3.9cm"/>
      <style:paragraph-properties style:writing-mode="lr-tb"/>
    </style:style>
    <style:style style:name="gr7" style:family="graphic" style:parent-style-name="standard" style:list-style-name="L2">
      <style:graphic-properties draw:textarea-horizontal-align="justify" draw:textarea-vertical-align="middle" draw:auto-grow-height="false" fo:min-height="0.95cm" fo:min-width="3.9cm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0.95cm" fo:min-width="3.9cm"/>
      <style:paragraph-properties style:writing-mode="lr-tb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 fo:min-height="2.75cm" fo:min-width="3.9cm"/>
      <style:paragraph-properties style:writing-mode="lr-tb"/>
    </style:style>
    <style:style style:name="gr10" style:family="graphic" style:parent-style-name="standard" style:list-style-name="L2">
      <style:graphic-properties draw:textarea-horizontal-align="justify" draw:textarea-vertical-align="middle" draw:auto-grow-height="false" fo:min-height="0.95cm" fo:min-width="3.9cm"/>
      <style:paragraph-properties style:writing-mode="lr-tb"/>
    </style:style>
    <style:style style:name="gr11" style:family="graphic" style:parent-style-name="standard" style:list-style-name="L2">
      <style:graphic-properties draw:textarea-horizontal-align="justify" draw:textarea-vertical-align="middle" draw:auto-grow-height="false" fo:min-height="1.95cm" fo:min-width="3.9cm"/>
      <style:paragraph-properties style:writing-mode="lr-tb"/>
    </style:style>
    <style:style style:name="gr12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13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14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6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7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8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9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20" style:family="graphic" style:parent-style-name="Обычный_5f_2_5f_2_5f_1">
      <style:graphic-properties draw:stroke="none" draw:fill="none" fo:min-height="15.478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text-align="start" fo:text-indent="0cm"/>
      <style:text-properties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fo:margin-left="0cm" fo:margin-right="0cm" fo:text-align="start" fo:text-indent="0cm"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9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0" style:family="text">
      <style:text-properties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Нейро</text:span><text:span text:style-name="T1">сетев</text:span><text:span text:style-name="T1">ые </text:span><text:span text:style-name="T1">языко</text:span><text:span text:style-name="T1">вые </text:span><text:span text:style-name="T1">модел</text:span><text:span text:style-name="T1">и</text:span></text:p>
            <text:p><text:span text:style-name="T1"/></text:p>
            <text:p><text:span text:style-name="T2">Евгений </text:span><text:span text:style-name="T2">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0.2cm" svg:height="1.343cm" svg:x="0.8cm" svg:y="2.057cm" presentation:class="title" presentation:user-transformed="true">
          <draw:text-box>
            <text:p text:style-name="P2"><text:span text:style-name="T4">Нейросетевые языковые модели</text:span></text:p>
          </draw:text-box>
        </draw:frame>
        <draw:custom-shape draw:style-name="gr2" draw:text-style-name="P5" xml:id="id1" draw:id="id1" draw:layer="layout" svg:width="7.8cm" svg:height="2.2cm" svg:x="8cm" svg:y="4.2cm">
          <text:p text:style-name="P4"><text:span text:style-name="T5">нейросетевые L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5.6cm" svg:height="2.2cm" svg:x="3.6cm" svg:y="7cm">
          <text:p text:style-name="P4"><text:span text:style-name="T5">реку</text:span><text:span text:style-name="T5">ррен</text:span><text:span text:style-name="T5">тная</text:span></text:p>
          <text:p text:style-name="P4"><text:span text:style-name="T5">схем</text:span><text:span text:style-name="T5">а </text:span><text:span text:style-name="T5">SEQ</text:span><text:span text:style-name="T5">2SE</text:span><text:span text:style-name="T5">Q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7.8cm" svg:height="2.2cm" svg:x="13.2cm" svg:y="6.8cm">
          <text:p text:style-name="P4"><text:span text:style-name="T5">схема</text:span></text:p>
          <text:p text:style-name="P4"><text:span text:style-name="T5">прямого </text:span><text:span text:style-name="T5">распростра</text:span><text:span text:style-name="T5">нения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" draw:id="id7" draw:layer="layout" svg:width="5.4cm" svg:height="1.8cm" svg:x="14.4cm" svg:y="10.2cm">
          <text:p text:style-name="P4"><text:span text:style-name="T5">Self-Attention,</text:span></text:p>
          <text:p text:style-name="P4"><text:span text:style-name="T5">Transformer 2017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" draw:id="id5" draw:layer="layout" svg:width="4.4cm" svg:height="1.2cm" svg:x="4.2cm" svg:y="12.6cm">
          <text:p text:style-name="P4"><text:span text:style-name="T5">BiLSTM 2017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cm" svg:height="1.2cm" svg:x="4.2cm" svg:y="14.8cm">
          <text:p text:style-name="P4"><text:span text:style-name="T5">ELMo 2018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8" draw:id="id8" draw:layer="layout" svg:width="4.4cm" svg:height="1.2cm" svg:x="11.8cm" svg:y="13cm">
          <text:p text:style-name="P4"><text:span text:style-name="T5">BERT 201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" draw:id="id9" draw:layer="layout" svg:width="4.4cm" svg:height="3cm" svg:x="19.6cm" svg:y="12.8cm">
          <text:p text:style-name="P4"><text:span text:style-name="T5">GPT <text:s text:c="2"/>2018</text:span></text:p>
          <text:p text:style-name="P4"><text:span text:style-name="T5">GPT2 2019</text:span></text:p>
          <text:p text:style-name="P4"><text:span text:style-name="T5">GPT3 2020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4" draw:id="id4" draw:layer="layout" svg:width="4.4cm" svg:height="1.2cm" svg:x="4.2cm" svg:y="10.4cm">
          <text:p text:style-name="P4"><text:span text:style-name="T5">LSTM 2014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6" draw:id="id6" draw:layer="layout" svg:width="4.4cm" svg:height="2.2cm" svg:x="4.2cm" svg:y="14.8cm">
          <text:p text:style-name="P4"><text:span text:style-name="T5">Attention,</text:span></text:p>
          <text:p text:style-name="P4"><text:span text:style-name="T5">ELMo 2018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svg:x1="8cm" svg:y1="5.3cm" svg:x2="6.4cm" svg:y2="7cm" draw:start-shape="id1" draw:start-glue-point="3" draw:end-shape="id2" draw:end-glue-point="0" svg:d="M8000 5300h-1600v1700" svg:viewBox="0 0 1601 1701">
          <text:p/>
        </draw:connector>
        <draw:connector draw:style-name="gr13" draw:text-style-name="P6" draw:layer="layout" svg:x1="15.8cm" svg:y1="5.3cm" svg:x2="17.1cm" svg:y2="6.8cm" draw:start-shape="id1" draw:start-glue-point="1" draw:end-shape="id3" draw:end-glue-point="0" svg:d="M15800 5300h1300v1500" svg:viewBox="0 0 1301 1501">
          <text:p/>
        </draw:connector>
        <draw:connector draw:style-name="gr14" draw:text-style-name="P6" draw:layer="layout" draw:type="line" svg:x1="6.4cm" svg:y1="9.2cm" svg:x2="6.4cm" svg:y2="10.4cm" draw:start-shape="id2" draw:start-glue-point="2" draw:end-shape="id4" draw:end-glue-point="0" svg:d="M6400 9200v1200" svg:viewBox="0 0 1 1201">
          <text:p/>
        </draw:connector>
        <draw:connector draw:style-name="gr15" draw:text-style-name="P6" draw:layer="layout" draw:type="line" svg:x1="6.4cm" svg:y1="11.6cm" svg:x2="6.4cm" svg:y2="12.6cm" draw:start-shape="id4" draw:start-glue-point="2" draw:end-shape="id5" draw:end-glue-point="0" svg:d="M6400 11600v1000" svg:viewBox="0 0 1 1001">
          <text:p/>
        </draw:connector>
        <draw:connector draw:style-name="gr16" draw:text-style-name="P6" draw:layer="layout" draw:type="line" svg:x1="6.4cm" svg:y1="13.8cm" svg:x2="6.4cm" svg:y2="14.8cm" draw:start-shape="id5" draw:start-glue-point="2" draw:end-shape="id6" draw:end-glue-point="0" svg:d="M6400 13800v1000" svg:viewBox="0 0 1 1001">
          <text:p/>
        </draw:connector>
        <draw:connector draw:style-name="gr17" draw:text-style-name="P6" draw:layer="layout" draw:type="line" svg:x1="17.1cm" svg:y1="9cm" svg:x2="17.1cm" svg:y2="10.2cm" draw:start-shape="id3" draw:start-glue-point="2" draw:end-shape="id7" draw:end-glue-point="0" svg:d="M17100 9000v1200" svg:viewBox="0 0 1 1201">
          <text:p/>
        </draw:connector>
        <draw:connector draw:style-name="gr18" draw:text-style-name="P6" draw:layer="layout" svg:x1="14.4cm" svg:y1="11.1cm" svg:x2="14cm" svg:y2="13cm" draw:start-shape="id7" draw:start-glue-point="3" draw:end-shape="id8" draw:end-glue-point="0" svg:d="M14400 11100h-400v1900" svg:viewBox="0 0 401 1901">
          <text:p/>
        </draw:connector>
        <draw:connector draw:style-name="gr19" draw:text-style-name="P6" draw:layer="layout" svg:x1="19.8cm" svg:y1="11.1cm" svg:x2="21.8cm" svg:y2="12.8cm" draw:start-shape="id7" draw:start-glue-point="1" draw:end-shape="id9" draw:end-glue-point="0" svg:d="M19800 11100h2000v1700" svg:viewBox="0 0 2001 1701">
          <text:p/>
        </draw:connector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8" draw:layer="layout" svg:width="25.199cm" svg:height="1.763cm" svg:x="0.801cm" svg:y="1.637cm" presentation:class="title" presentation:user-transformed="true">
          <draw:text-box>
            <text:p><text:span text:style-name="T6">Нейро</text:span><text:span text:style-name="T6">сети: <text:s/></text:span><text:span text:style-name="T6">литера</text:span><text:span text:style-name="T6">тура</text:span></text:p>
          </draw:text-box>
        </draw:frame>
        <draw:frame draw:style-name="gr20" draw:text-style-name="P10" draw:layer="layout" svg:width="24.2cm" svg:height="15.728cm" svg:x="1cm" svg:y="4cm">
          <draw:text-box>
            <text:p><text:span text:style-name="T7">git clone </text:span><text:span text:style-name="T8">https://githu</text:span><text:span text:style-name="T8">b.com/mec</text:span><text:span text:style-name="T8">hanoid5/ml_</text:span><text:span text:style-name="T8">nlp.git</text:span></text:p>
            <text:p><text:span text:style-name="T7"/></text:p>
            <text:p text:style-name="P9"><text:span text:style-name="T7">Евгений </text:span><text:span text:style-name="T7">Борисов <text:s text:c="2"/></text:span><text:span text:style-name="T7">Неросетев</text:span><text:span text:style-name="T7">ой </text:span><text:span text:style-name="T7">транслятор </text:span><text:span text:style-name="T7">текстов. </text:span><text:span text:style-name="T7">Использов</text:span><text:span text:style-name="T7">ание </text:span><text:span text:style-name="T7">рекуррент</text:span><text:span text:style-name="T7">ных </text:span><text:span text:style-name="T7">нейронных </text:span><text:span text:style-name="T7">сетей для </text:span><text:span text:style-name="T7">создания </text:span><text:span text:style-name="T7">систем </text:span><text:span text:style-name="T7">машинного </text:span><text:span text:style-name="T7">перевода и </text:span><text:span text:style-name="T7">чатботов.</text:span></text:p>
            <text:p text:style-name="P9"><text:span text:style-name="T9">http://</text:span><text:span text:style-name="T9">mechanoid.</text:span><text:span text:style-name="T9">su/ml-</text:span><text:span text:style-name="T9">chatbot.htm</text:span><text:span text:style-name="T9">l</text:span></text:p>
            <text:p text:style-name="P9"><text:span text:style-name="T9"/></text:p>
            <text:p text:style-name="P9"><text:span text:style-name="T10">Евгений </text:span><text:span text:style-name="T10">Борисов <text:s/>О </text:span><text:span text:style-name="T10">методе </text:span><text:span text:style-name="T10">кодирован</text:span><text:span text:style-name="T10">ия слов </text:span><text:span text:style-name="T10">word2vec</text:span></text:p>
            <text:p text:style-name="P9"><text:span text:style-name="T9">http://</text:span><text:span text:style-name="T9">mechanoid.</text:span><text:span text:style-name="T9">su/ml-</text:span><text:span text:style-name="T9">w2v.html</text:span></text:p>
            <text:p text:style-name="P9"><text:span text:style-name="T9"/></text:p>
            <text:p text:style-name="P9"><text:span text:style-name="T7">Евгений </text:span><text:span text:style-name="T7">Борисов <text:s text:c="3"/></text:span><text:span text:style-name="T7">Рекуррент</text:span><text:span text:style-name="T7">ная сеть </text:span><text:span text:style-name="T7">LSTM</text:span></text:p>
            <text:p><text:span text:style-name="T9">http://</text:span><text:span text:style-name="T9">mechanoid.</text:span><text:span text:style-name="T9">su/neural-</text:span><text:span text:style-name="T9">net-</text:span><text:span text:style-name="T9">lstm.html</text:span></text:p>
            <text:p><text:span text:style-name="T9"/></text:p>
            <text:p><text:span text:style-name="T10">Kyunghyun </text:span><text:span text:style-name="T10">Cho, Bart </text:span><text:span text:style-name="T10">van </text:span><text:span text:style-name="T10">Merrienboe</text:span><text:span text:style-name="T10">r, Caglar </text:span><text:span text:style-name="T10">Gulcehre, </text:span><text:span text:style-name="T10">Dzmitry </text:span><text:span text:style-name="T10">Bahdanau, </text:span><text:span text:style-name="T10">Fethi </text:span><text:span text:style-name="T10">Bougares, </text:span><text:span text:style-name="T10">Holger </text:span><text:span text:style-name="T10">Schwenk, </text:span><text:span text:style-name="T10">Yoshua </text:span><text:span text:style-name="T10">Bengio</text:span></text:p>
            <text:p><text:span text:style-name="T10">Learning </text:span><text:span text:style-name="T10">Phrase </text:span><text:span text:style-name="T10">Representat</text:span><text:span text:style-name="T10">ions using </text:span><text:span text:style-name="T10">RNN </text:span><text:span text:style-name="T10">Encoder-</text:span><text:span text:style-name="T10">Decoder for </text:span><text:span text:style-name="T10">Statistical </text:span><text:span text:style-name="T10">Machine </text:span><text:span text:style-name="T10">Translation, </text:span><text:span text:style-name="T10">3 Sep 2014</text:span></text:p>
            <text:p><text:span text:style-name="T9">https://</text:span><text:span text:style-name="T9">arxiv.org/</text:span><text:span text:style-name="T9">abs/</text:span><text:span text:style-name="T9">1406.1078</text:span></text:p>
            <text:p><text:span text:style-name="T9"/></text:p>
            <text:list text:style-name="L2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20T12:51:32.193006588</dc:date>
    <meta:editing-duration>P2DT11M9S</meta:editing-duration>
    <meta:editing-cycles>589</meta:editing-cycles>
    <meta:generator>LibreOffice/7.2.5.2.0$Linux_X86_64 LibreOffice_project/20$Build-2</meta:generator>
    <meta:document-statistic meta:object-count="61"/>
  </office:meta>
</office:document-meta>
</file>